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ou se možnosti nastavení</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 + klepnutí nebo klepnutí pravým tlačítkem v závislosti na nastavení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 + <text:span text:style-name="Keystroke">⌘</text:span> + <text:span text:style-name="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 + <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 + 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